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04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8cm" fo:min-width="6.77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9cm" fo:min-width="6.773cm" draw:shadow="hidden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79cm" fo:min-width="3.874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9cm" fo:min-width="6.77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5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6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7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000000" draw:marker-start-width="0.252cm" draw:marker-end="Arrowheads_20_8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Arrowheads_20_9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Arrowheads_20_10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000000" draw:marker-start-width="0.252cm" draw:marker-end="Arrowheads_20_11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12" draw:marker-end-width="0.352cm" svg:stroke-opacity="100%" draw:stroke-linejoin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Times new roman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2" xml:id="id1" draw:id="id1" draw:layer="layout" svg:width="3.609cm" svg:height="1.804cm" svg:x="8.695cm" svg:y="2.902cm">
            <text:p text:style-name="P1"><text:span text:style-name="T1">Mulai</text:span>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2" xml:id="id2" draw:id="id2" draw:layer="layout" svg:width="7.273cm" svg:height="1.278cm" svg:x="6.863cm" svg:y="5.839cm">
            <text:p text:style-name="P1"><text:span text:style-name="T1">Studi lapanga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3" draw:id="id3" draw:layer="layout" svg:width="7.273cm" svg:height="1.279cm" svg:x="6.863cm" svg:y="8.295cm">
            <text:p text:style-name="P1"><text:span text:style-name="T1">Studi pustak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5" draw:id="id5" draw:layer="layout" svg:width="7.273cm" svg:height="1.278cm" svg:x="6.863cm" svg:y="12.924cm">
            <text:p text:style-name="P1"><text:span text:style-name="T2">Perumusan masala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2" xml:id="id6" draw:id="id6" draw:layer="layout" svg:width="7.19cm" svg:height="1.328cm" svg:x="6.905cm" svg:y="15.278cm">
            <text:p text:style-name="P1"><text:span text:style-name="T1">Pengumpulan data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6" draw:text-style-name="P2" xml:id="id7" draw:id="id7" draw:layer="layout" svg:width="7.273cm" svg:height="1.279cm" svg:x="6.864cm" svg:y="17.809cm">
            <text:p text:style-name="P1"><text:span text:style-name="T2">Pengolahan dan dat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7.273cm" svg:height="1.278cm" svg:x="6.864cm" svg:y="20.216cm">
            <text:p text:style-name="P1"><text:span text:style-name="T2">Analisis dat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" draw:text-style-name="P2" xml:id="id10" draw:id="id10" draw:layer="layout" svg:width="3.609cm" svg:height="1.804cm" svg:x="8.696cm" svg:y="24.994cm">
            <text:p text:style-name="P1"><text:span text:style-name="T2">Selesai</text:span>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6" draw:text-style-name="P2" xml:id="id9" draw:id="id9" draw:layer="layout" svg:width="7.273cm" svg:height="1.279cm" svg:x="6.865cm" svg:y="22.622cm">
            <text:p text:style-name="P1"><text:span text:style-name="T2">Kesimpula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7" draw:text-style-name="P3" draw:layer="layout" draw:type="line" svg:x1="10.5cm" svg:y1="4.706cm" svg:x2="10.5cm" svg:y2="5.839cm" draw:start-shape="id1" draw:start-glue-point="8" draw:end-shape="id2" draw:end-glue-point="4" svg:d="M10500 4706v1133" svg:viewBox="0 0 1 1134">
            <text:p/>
          </draw:connector>
          <draw:connector draw:style-name="gr8" draw:text-style-name="P3" draw:layer="layout" draw:type="line" svg:x1="10.5cm" svg:y1="7.117cm" svg:x2="10.5cm" svg:y2="8.295cm" draw:start-shape="id2" draw:start-glue-point="6" draw:end-shape="id3" draw:end-glue-point="4" svg:d="M10500 7117v1178" svg:viewBox="0 0 1 1179">
            <text:p/>
          </draw:connector>
          <draw:connector draw:style-name="gr9" draw:text-style-name="P3" draw:layer="layout" draw:type="line" svg:x1="10.5cm" svg:y1="9.574cm" svg:x2="10.501cm" svg:y2="10.703cm" draw:start-shape="id3" draw:start-glue-point="6" draw:end-shape="id4" draw:end-glue-point="4" svg:d="M10500 9574l1 1129" svg:viewBox="0 0 2 1130">
            <text:p/>
          </draw:connector>
          <draw:connector draw:style-name="gr10" draw:text-style-name="P3" draw:layer="layout" draw:type="line" svg:x1="10.5cm" svg:y1="14.202cm" svg:x2="10.5cm" svg:y2="15.278cm" draw:start-shape="id5" draw:start-glue-point="6" draw:end-shape="id6" draw:end-glue-point="5" svg:d="M10500 14202v1076" svg:viewBox="0 0 1 1077">
            <text:p/>
          </draw:connector>
          <draw:connector draw:style-name="gr11" draw:text-style-name="P3" draw:layer="layout" draw:type="line" svg:x1="10.5cm" svg:y1="16.606cm" svg:x2="10.501cm" svg:y2="17.809cm" draw:start-shape="id6" draw:start-glue-point="8" draw:end-shape="id7" draw:end-glue-point="4" svg:d="M10500 16606l1 1203" svg:viewBox="0 0 2 1204">
            <text:p/>
          </draw:connector>
          <draw:connector draw:style-name="gr12" draw:text-style-name="P3" draw:layer="layout" draw:type="line" svg:x1="10.501cm" svg:y1="19.088cm" svg:x2="10.501cm" svg:y2="20.216cm" draw:start-shape="id7" draw:start-glue-point="6" draw:end-shape="id8" draw:end-glue-point="4" svg:d="M10501 19088v1128" svg:viewBox="0 0 1 1129">
            <text:p/>
          </draw:connector>
          <draw:connector draw:style-name="gr13" draw:text-style-name="P3" draw:layer="layout" draw:type="line" svg:x1="10.501cm" svg:y1="21.494cm" svg:x2="10.501cm" svg:y2="22.622cm" draw:start-shape="id8" draw:start-glue-point="6" draw:end-shape="id9" svg:d="M10501 21494v1128" svg:viewBox="0 0 1 1129">
            <text:p/>
          </draw:connector>
          <draw:connector draw:style-name="gr14" draw:text-style-name="P3" draw:layer="layout" draw:type="line" svg:x1="10.502cm" svg:y1="23.901cm" svg:x2="10.5cm" svg:y2="24.994cm" draw:start-shape="id9" draw:start-glue-point="6" draw:end-shape="id10" svg:d="M10502 23901l-2 1093" svg:viewBox="0 0 3 1094">
            <text:p/>
          </draw:connector>
          <draw:custom-shape draw:style-name="gr3" draw:text-style-name="P2" xml:id="id11" draw:id="id11" draw:layer="layout" svg:width="7.273cm" svg:height="1.278cm" svg:x="6.863cm" svg:y="12.925cm">
            <text:p text:style-name="P1"><text:span text:style-name="T1">Tujuan penelitia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4" draw:id="id4" draw:layer="layout" svg:width="7.273cm" svg:height="1.278cm" svg:x="6.864cm" svg:y="10.703cm">
            <text:p text:style-name="P1"><text:span text:style-name="T1">Perumusan masala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9" draw:text-style-name="P3" draw:layer="layout" draw:type="line" svg:x1="10.5cm" svg:y1="11.981cm" svg:x2="10.499cm" svg:y2="12.925cm" draw:start-shape="id4" draw:end-shape="id11" svg:d="M10500 11981l-1 944" svg:viewBox="0 0 2 945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3:31:19.611447656</meta:creation-date>
    <dc:date>2024-06-23T21:26:53.918954800</dc:date>
    <meta:editing-duration>PT20M47S</meta:editing-duration>
    <meta:editing-cycles>4</meta:editing-cycles>
    <meta:generator>LibreOffice/24.2.1.2$FreeBSD_X86_64 LibreOffice_project/420$Build-2</meta:generator>
    <meta:document-statistic meta:object-count="21"/>
  </office:meta>
</office:document-meta>
</file>